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T1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16" style:parent-style-name="Párrafodelista" style:list-style-name="LFO2" style:family="paragraph"/>
    <style:style style:name="P17" style:parent-style-name="Párrafodelista" style:list-style-name="LFO2" style:family="paragraph"/>
    <style:style style:name="P18" style:parent-style-name="Párrafodelista" style:list-style-name="LFO2" style:family="paragraph"/>
    <style:style style:name="T19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fo:font-style="italic" style:font-style-asian="italic"/>
    </style:style>
    <style:style style:name="T2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3" style:parent-style-name="Párrafodelista" style:list-style-name="LFO3" style:family="paragraph"/>
    <style:style style:name="T34" style:parent-style-name="Fuentedepárrafopredeter." style:family="text">
      <style:text-properties fo:font-style="italic" style:font-style-asian="italic"/>
    </style:style>
    <style:style style:name="P35" style:parent-style-name="Párrafodelista" style:list-style-name="LFO3" style:family="paragraph"/>
    <style:style style:name="T36" style:parent-style-name="Fuentedepárrafopredeter." style:family="text">
      <style:text-properties fo:font-style="italic" style:font-style-asian="italic"/>
    </style:style>
    <style:style style:name="T37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margin-left="0.493in">
        <style:tab-stops/>
      </style:paragraph-properties>
    </style:style>
    <style:style style:name="T4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0" style:parent-style-name="Párrafodelista" style:list-style-name="LFO4" style:family="paragraph"/>
    <style:style style:name="P51" style:parent-style-name="Párrafodelista" style:list-style-name="LFO4" style:family="paragraph"/>
    <style:style style:name="P52" style:parent-style-name="Párrafodelista" style:list-style-name="LFO4" style:family="paragraph"/>
    <style:style style:name="P53" style:parent-style-name="Párrafodelista" style:list-style-name="LFO4" style:family="paragraph"/>
    <style:style style:name="T5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8" style:parent-style-name="Párrafodelista" style:list-style-name="LFO5" style:family="paragraph"/>
    <style:style style:name="P59" style:parent-style-name="Párrafodelista" style:list-style-name="LFO5" style:family="paragraph"/>
    <style:style style:name="P60" style:parent-style-name="Párrafodelista" style:list-style-name="LFO5" style:family="paragraph"/>
    <style:style style:name="P61" style:parent-style-name="Párrafodelista" style:list-style-name="LFO5" style:family="paragraph"/>
    <style:style style:name="T62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5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66" style:parent-style-name="Normal" style:family="paragraph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67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6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7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6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7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0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P81" style:parent-style-name="Párrafodelista" style:list-style-name="LFO6" style:family="paragraph"/>
    <style:style style:name="P82" style:parent-style-name="Párrafodelista" style:list-style-name="LFO6" style:family="paragraph"/>
    <style:style style:name="P83" style:parent-style-name="Párrafodelista" style:list-style-name="LFO6" style:family="paragraph"/>
    <style:style style:name="T84" style:parent-style-name="Fuentedepárrafopredeter." style:family="text">
      <style:text-properties fo:font-style="italic" style:font-style-asian="italic"/>
    </style:style>
    <style:style style:name="P85" style:parent-style-name="Párrafodelista" style:list-style-name="LFO6" style:family="paragraph"/>
    <style:style style:name="T86" style:parent-style-name="Fuentedepárrafopredeter." style:family="text">
      <style:text-properties fo:font-style="italic" style:font-style-asian="italic"/>
    </style:style>
    <style:style style:name="T87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92" style:parent-style-name="Fuentedepárrafopredeter.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93" style:parent-style-name="Fuentedepárrafopredeter.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94" style:parent-style-name="Fuentedepárrafopredeter." style:family="text">
      <style:text-properties fo:font-style="italic" style:font-style-asian="italic"/>
    </style:style>
    <style:style style:name="T95" style:parent-style-name="Fuentedepárrafopredeter." style:family="text">
      <style:text-properties fo:font-style="italic" style:font-style-asian="italic"/>
    </style:style>
    <style:style style:name="T96" style:parent-style-name="Fuentedepárrafopredeter.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9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SISTEMAS DE DETECCIÓN DE INTRUSIONES</text:span></text:p>
      <text:p text:style-name="Normal">Monitorización de sistemas y redes de computadores en busca de evidencias de violación de una determinada política de seguridad.<text:s/></text:p>
      <text:p text:style-name="Normal"><text:span text:style-name="T3">Sistema de Detección de Intrusiones (IDS):</text:span><text:s/>hardware o software que automatiza esta tarea.</text:p>
      <text:p text:style-name="Normal">En general, consta de fuente de información (registro de eventos), motor de análisis (encuentra signos de intrusiones) y componente de repuesta (reacciona).</text:p>
      <text:p text:style-name="Normal"><text:span text:style-name="T4">Caracterización de IDS</text:span></text:p>
      <text:p text:style-name="Normal">Hay<text:s/>dos tipos de<text:s/><text:span text:style-name="T5">arquitectura</text:span>, integrados en el objeto de la detección y separados (más seguro).</text:p>
      <text:p text:style-name="Normal"><text:span text:style-name="T6">Estrategia de monitorización:</text:span></text:p>
      <text:list text:style-name="LFO1" text:continue-numbering="true">
        <text:list-item>
          <text:p text:style-name="P7">Monitores de host (logs a nivel de so).</text:p>
        </text:list-item>
        <text:list-item>
          <text:p text:style-name="P8">Monitores de red (captura de paquetes).</text:p>
        </text:list-item>
        <text:list-item>
          <text:p text:style-name="P9">Monitores de aplicación (logs de aplicación).</text:p>
        </text:list-item>
        <text:list-item>
          <text:p text:style-name="P10">Monitores de objetivos específicos.</text:p>
        </text:list-item>
      </text:list>
      <text:p text:style-name="Normal"><text:span text:style-name="T11">Estrategia de control:</text:span><text:s/>centralizado, distribuido.</text:p>
      <text:p text:style-name="Normal"><text:span text:style-name="T12">Tipo de análisis:</text:span><text:s/>detección de mala utilización y detección de anomalías.</text:p>
      <text:p text:style-name="Normal"><text:span text:style-name="T13">Temporalización:</text:span><text:s/>a intervalo/en bloques y en tiempo real.</text:p>
      <text:p text:style-name="Normal"><text:span text:style-name="T14">Objetivo de la detección:</text:span><text:s/>responsabilidad y respuesta.</text:p>
      <text:p text:style-name="Normal"><text:span text:style-name="T15">Fuentes de información</text:span></text:p>
      <text:p text:style-name="Normal">El primer requisito necesario para la detección de intrusiones es una fuente de datos.</text:p>
      <text:p text:style-name="Normal">En IDS, los datos pueden provenir de:</text:p>
      <text:list text:style-name="LFO2" text:continue-numbering="true">
        <text:list-item>
          <text:p text:style-name="P16">Fuentes internas a sistemas individuales.</text:p>
        </text:list-item>
        <text:list-item>
          <text:p text:style-name="P17">Fuentes asociadas a la red.</text:p>
        </text:list-item>
        <text:list-item>
          <text:p text:style-name="P18">Fuentes externas.</text:p>
        </text:list-item>
      </text:list>
      <text:p text:style-name="Normal">Determinados eventos sólo pueden ser detectados por determinadas fuentes.</text:p>
      <text:p text:style-name="Normal"><text:span text:style-name="T19">Host-based IDS (HIDS)</text:span></text:p>
      <text:p text:style-name="Normal">La información se obtiene de las propias máquinas. Los logs del sistema son más fáciles de interpretar, pero están menos detallados.</text:p>
      <text:p text:style-name="Normal">Los registros de auditorías proporcionan información procedente del<text:s/><text:span text:style-name="T20">Kernel</text:span><text:s/>del sistema operativo. En general, más detallada, más fiable y más difícil de alterar.</text:p>
      <text:p text:style-name="Normal">Los monitores de objetivos monitorizan el estado de determinados objetos del sistema. Por ejemplo, los verificadores de integridad.</text:p>
      <text:p text:style-name="Normal"><text:span text:style-name="T21">Ventajas:</text:span><text:s/>permiten determinar qué procesos y usuarios están involucrados en un determinado ataque<text:s/>(y distinguir entre procesos y usuarios), observar el desenlace de diversos ataques (escalada de privilegios, buffer Overflows), detectar anomalías en la ejecución de procesos (troyanos y otro software malicioso, intentos de modificación del<text:s/>Kernel).</text:p>
      <text:soft-page-break/>
      <text:p text:style-name="Normal"><text:span text:style-name="T22">Inconvenientes:</text:span><text:s/>escalabilidad (un IDS por host), el IDS puede ser afectado como parte del ataque, no son muy apropiados para escaneo de red o para ataques de sondeo de redes enteras, pueden ser deshabilitados por ataques DoS, generan gran cantidad de información y tiene impacto en el rendimiento de los hosts.</text:p>
      <text:p text:style-name="Normal"><text:span text:style-name="T23">Application-based IDS</text:span></text:p>
      <text:p text:style-name="Normal">Trabajan a nivel de aplicación.</text:p>
      <text:p text:style-name="Normal"><text:span text:style-name="T24">Ventajas:</text:span><text:s/>detectan ataques específicos a una aplicación y el análisis es más pormenorizado.</text:p>
      <text:p text:style-name="Normal"><text:span text:style-name="T25">Inconvenientes:</text:span><text:s/>los logs de las aplicaciones están menos protegidos. Trabajan al nivel de abstracción de usuario, no detectan troyanos.</text:p>
      <text:p text:style-name="Normal">Deben emplearse en combinación con HIDS o NIDS.</text:p>
      <text:p text:style-name="Normal"><text:span text:style-name="T26">Network-based IDS (NIDS)</text:span></text:p>
      <text:p text:style-name="Normal">Capturan y analizan los paquetes de la red.</text:p>
      <text:p text:style-name="Normal">Conjunto de hosts (sensores), tarjetas en modo promiscuo en segmentos de red y máquina en el perímetro de la red.</text:p>
      <text:p text:style-name="Normal"><text:span text:style-name="T27">Ventajas:</text:span><text:s/>escalabilidad (podemos controlar una red de gran tamaño), poco impacto en el funcionamiento de la red y seguridad (máquinas dedicadas e invisibles a los atacantes).</text:p>
      <text:p text:style-name="Normal"><text:span text:style-name="T28">Inconvenientes:</text:span><text:s/>eficiencia (es difícil analizar grandes cantidades de tráfico), dificultades en redes conmutadas, no pueden analizar información cifrada a nivel de red, no detectan el resultado del ataque y pueden tener problemas con la fragmentación.</text:p>
      <text:p text:style-name="Normal"><text:span text:style-name="T29">HIDS vs NIDS</text:span></text:p>
      <text:p text:style-name="Normal">NIDS más utilizados para seguridad perimetral en redes corporativas.</text:p>
      <text:p text:style-name="Normal">HIDS más utilizados por usuarios particulares.</text:p>
      <text:p text:style-name="Normal">Hay ataques que sólo pueden ser utilizados por uno u otro tipo.</text:p>
      <text:p text:style-name="Normal"><text:span text:style-name="T30">Esquemas híbridos:</text:span><text:s/>cotejan información de ambos tipos de fuentes.</text:p>
      <text:p text:style-name="Normal"><text:span text:style-name="T31">Motores de análisis</text:span></text:p>
      <text:p text:style-name="Normal"><text:span text:style-name="T32">Análisis:</text:span><text:s/>organizar y caracterizar los datos sobre la actividad del sistema o de la red en busca de información e interés.</text:p>
      <text:p text:style-name="Normal">Dos aproximaciones fundamentales:</text:p>
      <text:list text:style-name="LFO3" text:continue-numbering="true">
        <text:list-item>
          <text:p text:style-name="P33">Detección de una mala utilización (<text:span text:style-name="T34">misuse detection</text:span>)</text:p>
        </text:list-item>
        <text:list-item>
          <text:p text:style-name="P35">Detección de anomalías (<text:span text:style-name="T36">anomaly detection</text:span>)</text:p>
        </text:list-item>
      </text:list>
      <text:p text:style-name="Normal"><text:span text:style-name="T37">Misuse Detection</text:span></text:p>
      <text:p text:style-name="Normal"><text:span text:style-name="T38">Análisis basado en firma</text:span><text:span text:style-name="T39">:</text:span><text:s/>se parte de una serie de ataques conocidos.<text:s/></text:p>
      <text:p text:style-name="P40">Firma de un ataque: patrón correspondiente a un determinado ataque.</text:p>
      <text:p text:style-name="Normal"><text:span text:style-name="T41">Análisis basado en estados:</text:span><text:s/>define la intrusión como el paso de por una serie de estados. Permite detectar de manera más flexible y eficiente. Poco usado en productos comerciales.</text:p>
      <text:soft-page-break/>
      <text:p text:style-name="Normal"><text:span text:style-name="T42">Ventajas</text:span><text:span text:style-name="T43">:</text:span><text:s/>alta efectividad y muy pocas falsas alarmas. Permiten detectar ataques y herramienta específicos. Permite a los gestores del sistema, independientemente de su experiencia, manejar los incidentes de seguridad.<text:s/></text:p>
      <text:p text:style-name="Normal"><text:span text:style-name="T44">Inconvenientes</text:span><text:span text:style-name="T45">:</text:span><text:s/>necesitan actualización continua de la base de datos de firmas.<text:s/>Pueden no detectar variantes de ataques conocidos.</text:p>
      <text:p text:style-name="Normal"><text:span text:style-name="T46">Anomaly Detection</text:span></text:p>
      <text:p text:style-name="Normal"><text:span text:style-name="T47">Suposición básica:</text:span><text:s/>los ataques son diferentes de la actividad normal del sistema.</text:p>
      <text:p text:style-name="Normal"><text:span text:style-name="T48">Actividad normal:</text:span><text:s/>análisis estadístico previo. Parten de perfiles que representan el comportamiento normal de usuarios, equipos o conexiones de res. Construidos a partir de datos históricos.</text:p>
      <text:p text:style-name="Normal"><text:span text:style-name="T49">Técnicas de detección de anomalías:</text:span></text:p>
      <text:list text:style-name="LFO4" text:continue-numbering="true">
        <text:list-item>
          <text:p text:style-name="P50">Detección de umbrales</text:p>
        </text:list-item>
        <text:list-item>
          <text:p text:style-name="P51">Medidas estadísticas</text:p>
        </text:list-item>
        <text:list-item>
          <text:p text:style-name="P52">Controles de integridad</text:p>
        </text:list-item>
        <text:list-item>
          <text:p text:style-name="P53">Redes neuronales</text:p>
        </text:list-item>
      </text:list>
      <text:p text:style-name="Normal">Los sistemas evolucionan constantemente. Un sistema estático sería muy tedioso de mantener, pero un IDS adaptativo puede permitir a un atacante convencer al IDS de que un ataque es normal. El atacante puede ganar simplemente por “ir despacio”.</text:p>
      <text:p text:style-name="Normal"><text:span text:style-name="T54">Anormal:</text:span><text:s/>indica que puede haber un ataque, pero puede no dar información específica sobre el “ataque”. La detección de firmas es muy específica.</text:p>
      <text:p text:style-name="Normal"><text:span text:style-name="T55">Ventajas:</text:span><text:s/>pueden detectar ataques no conocidos y variantes de ataques conocidos.</text:p>
      <text:p text:style-name="Normal"><text:span text:style-name="T56">Inconvenientes:</text:span><text:s/>gran número de falsas alarmas, entrenamiento del sistema para caracterizar los comportamientos “normales” y las variaciones graduales pueden “engañar” al sistema.</text:p>
      <text:p text:style-name="Normal">Ningún sistema comercial confía únicamente en este tipo de IDS.</text:p>
      <text:p text:style-name="Normal"><text:span text:style-name="T57">Conclusiones:</text:span><text:s/></text:p>
      <text:list text:style-name="LFO5" text:continue-numbering="true">
        <text:list-item>
          <text:p text:style-name="P58">Campo de investigación activo.</text:p>
        </text:list-item>
        <text:list-item>
          <text:p text:style-name="P59">Expertos en seguridad confían en sus posibilidades.</text:p>
        </text:list-item>
        <text:list-item>
          <text:p text:style-name="P60">Los hackers no están tan convencidos.</text:p>
        </text:list-item>
        <text:list-item>
          <text:p text:style-name="P61">La detección de anomalías es difícil.</text:p>
        </text:list-item>
      </text:list>
      <text:p text:style-name="Normal"><text:span text:style-name="T62">Otros enfoques</text:span></text:p>
      <text:p text:style-name="Normal"><text:span text:style-name="T63">Sistemas inmunes:</text:span><text:s/>emplean un paralelismo con el sistema inmune de los animales. Generan firmas basadas en llamadas al sistema y las emplean para distinguir las llamadas legítimas de las ilegítimas.</text:p>
      <text:p text:style-name="Normal"><text:span text:style-name="T64">Algoritmos genéticos:</text:span><text:s/>se emplean para optimizar las reglas de detección. “Selección natural” de reglas.</text:p>
      <text:p text:style-name="P65"/>
      <text:p text:style-name="P66"/>
      <text:soft-page-break/>
      <text:p text:style-name="Normal"><text:span text:style-name="T67">Respuestas a intrusiones</text:span></text:p>
      <text:p text:style-name="Normal"><text:span text:style-name="T68">Respuestas pasivas:</text:span><text:s/>se limitan a registrar el evento acaecido.</text:p>
      <text:p text:style-name="Normal"><text:span text:style-name="T69">Respuestas activas:</text:span><text:s/>llevan a cabo alguna acción adicional.</text:p>
      <text:p text:style-name="Normal">Los sistemas comerciales permiten un amplio rango de respuestas tanto activas como pasivas o bien combinaciones de ambas.</text:p>
      <text:p text:style-name="Normal"><text:span text:style-name="T70">Respuestas activas</text:span></text:p>
      <text:p text:style-name="Normal"><text:span text:style-name="T71">Recopilar afirmación adicional</text:span><text:span text:style-name="T72">:</text:span><text:s/>incrementar el nivel de sensibilidad de las fuentes y redirigir el ataque a máquinas señuelo.</text:p>
      <text:p text:style-name="Normal"><text:span text:style-name="T73">Tratar de detener el ataque:</text:span><text:s/>cortar la conexión o negar el acceso por IP. Reconfigurar mecanismos de filtrado de paquetes y deshabilitar interfaces de red.</text:p>
      <text:p text:style-name="Normal"><text:span text:style-name="T74">Tomar acciones contra el atacante:</text:span><text:s/>contactar con el administrador de la red atacante o contraatacar (no es aconsejable).</text:p>
      <text:p text:style-name="Normal"><text:span text:style-name="T75">Problema:</text:span><text:s/>respuestas automatizadas.</text:p>
      <text:p text:style-name="Normal"><text:span text:style-name="T76">Respuestas pasivas</text:span></text:p>
      <text:p text:style-name="Normal"><text:span text:style-name="T77">Alarmas y notificaciones:</text:span><text:s/>Pop-ups, notificaciones remotas a teléfonos móviles o busca, notificación vía e-mail desaconsejada.</text:p>
      <text:p text:style-name="Normal"><text:span text:style-name="T78">SNMP traps:</text:span><text:s/>algunos IDS generan alarmas y las envían a consolar centrales de gestión de red. Permiten adaptar toda la infraestructura de red ante un ataque. Y libera al equipo afectado por el ataque de la carga de procesar las acciones de respuesta al mismo.</text:p>
      <text:p text:style-name="Normal"><text:span text:style-name="T79">Otros aspectos a tener en cuenta</text:span></text:p>
      <text:p text:style-name="Normal">Generación de informes interpretables por bases de datos.</text:p>
      <text:p text:style-name="Normal">Tolerancia a fallos e invisibilidad del IDS. Los IDS no deben poder ser identificados por los atacantes.<text:s/>Si la respuesta es muy “ruidosa”<text:s/>esto podría alertar al atacante y así detectar el IDS.<text:s/>Así, los atacantes podrían pensar atacar directamente el IDS.<text:s/>El uso de criptografía y túneles cifrados hará más difícil que un posible atacante detecte las alertas generadas por el IDS.</text:p>
      <text:p text:style-name="Normal"><text:span text:style-name="T80">Herramientas complementarias</text:span></text:p>
      <text:list text:style-name="LFO6" text:continue-numbering="true">
        <text:list-item>
          <text:p text:style-name="P81">Sistemas de análisis de vulnerabilidades.</text:p>
        </text:list-item>
        <text:list-item>
          <text:p text:style-name="P82">Comprobadores de integridad de ficheros.</text:p>
        </text:list-item>
        <text:list-item>
          <text:p text:style-name="P83"><text:span text:style-name="T84">Honey pots</text:span>.</text:p>
        </text:list-item>
        <text:list-item>
          <text:p text:style-name="P85"><text:span text:style-name="T86">Padded cells</text:span>.</text:p>
        </text:list-item>
      </text:list>
      <text:p text:style-name="Normal"><text:span text:style-name="T87">Sistemas de análisis de vulnerabilidades</text:span></text:p>
      <text:p text:style-name="Normal">Análisis de la seguridad de un sistema sobre la información recogida en un intervalo.</text:p>
      <text:p text:style-name="Normal"><text:span text:style-name="T88">Fuentes de información:</text:span><text:s/>pasivos (monitorizan parámetros del sistema) y activos (atacan el sistema y observan la respuesta).</text:p>
      <text:p text:style-name="Normal"><text:span text:style-name="T89">Mecanismos de análisis:</text:span><text:s/>comparación con un sistema de referencia o política de seguridad, o con un estado anterior del sistema.</text:p>
      <text:soft-page-break/>
      <text:p text:style-name="Normal"><text:span text:style-name="T90">Ventajas:</text:span><text:s/>detección de problemas en sistemas que no soportan un IDS.<text:s/>Permite comprobar que un sistema cumple con una determinada política de seguridad.<text:s/>Si se utilizan regularmente permiten identificar problemas de seguridad que vayan surgiendo durante la vida del sistema.<text:s/>Permite comprobar a los administradores que al solucionar un problema no han provocado otro.</text:p>
      <text:p text:style-name="Normal"><text:span text:style-name="T91">Verificadores de integridad de ficheros</text:span></text:p>
      <text:p text:style-name="Normal">Permiten determinar si los atacantes han modificado archivos de sistema o ejecutables o la configuración del sistema.</text:p>
      <text:p text:style-name="Normal"><text:span text:style-name="T92">Honey Pots</text:span></text:p>
      <text:p text:style-name="Normal">Son sistemas reclamo que tratan de atraer la atención de los atacantes sobre ellos.<text:s/>Desvían<text:s/>un atacante del acceso a sistemas críticos. Recopilan<text:s/>información sobre la actividad del atacante. Animan<text:s/>al atacante a que permanezca en el sistema el tiempo suficiente para que los administradores puedan responder.<text:s/></text:p>
      <text:p text:style-name="Normal">Suelen almacenar información aparentemente real.</text:p>
      <text:p text:style-name="Normal">El sistema está muy monitorizado para detectar accesos y recopilar información sobre las actividades de los atacantes.</text:p>
      <text:p text:style-name="Normal"><text:span text:style-name="T93">Padded cells</text:span></text:p>
      <text:p text:style-name="Normal">Operan en conjunto con los IDS.</text:p>
      <text:p text:style-name="Normal">Cuando el IDS detecta el ataque, sin que el atacante se dé cuenta lo transfiere al sistema<text:s/><text:span text:style-name="T94">padded</text:span><text:s/><text:span text:style-name="T95">cell</text:span>.<text:s/>Entorno simulado en el que el ataque no puede causar daño.<text:s/>Puede contener datos señuelo para evitar sospechas.<text:s/>Sistemas fuertemente monitorizados.</text:p>
      <text:p text:style-name="Normal"><text:span text:style-name="T96">Honey Pots / Padded Cells</text:span></text:p>
      <text:p text:style-name="Normal"><text:span text:style-name="T97">Ventajas:</text:span><text:s/>los atacantes son desviados a sistemas en los que pueden causar daños.<text:s/>Proporciona tiempo adicional para decidir cómo responder al ataque.<text:s/>Permite aprender de las acciones de los atacantes.</text:p>
      <text:p text:style-name="Normal"><text:span text:style-name="T98">Inconvenientes:</text:span><text:s/>implicaciones legales no muy claras.<text:s/>Se necesita un mayor nivel de conocimientos por parte de los administrador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íaz-Pinto Morcillo Noelia</meta:initial-creator>
    <dc:creator>Díaz-Pinto Morcillo Noelia</dc:creator>
    <meta:creation-date>2020-04-23T20:42:00Z</meta:creation-date>
    <dc:date>2020-04-23T20:43:00Z</dc:date>
    <meta:template xlink:href="Normal.dotm" xlink:type="simple"/>
    <meta:editing-cycles>1</meta:editing-cycles>
    <meta:editing-duration>PT60S</meta:editing-duration>
    <meta:document-statistic meta:page-count="5" meta:paragraph-count="19" meta:word-count="1529" meta:character-count="9925" meta:row-count="70" meta:non-whitespace-character-count="8415"/>
  </office:meta>
</office:document-meta>
</file>